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officeooo:rsid="00000818" officeooo:paragraph-rsid="00000818"/>
    </style:style>
    <style:style style:name="P2" style:family="paragraph" style:parent-style-name="Standard">
      <style:paragraph-properties fo:text-align="start" style:justify-single-word="false"/>
      <style:text-properties officeooo:rsid="00000818" officeooo:paragraph-rsid="00000818"/>
    </style:style>
    <style:style style:name="P3" style:family="paragraph" style:parent-style-name="Heading_20_2">
      <style:paragraph-properties fo:text-align="start" style:justify-single-word="false"/>
      <style:text-properties officeooo:rsid="00000818" officeooo:paragraph-rsid="00000818"/>
    </style:style>
    <style:style style:name="P4" style:family="paragraph" style:parent-style-name="Text_20_body">
      <style:paragraph-properties fo:text-align="start" style:justify-single-word="false"/>
      <style:text-properties fo:font-weight="normal" officeooo:rsid="00000818" officeooo:paragraph-rsid="00000818" style:font-weight-asian="normal" style:font-weight-complex="normal"/>
    </style:style>
    <style:style style:name="T1" style:family="text">
      <style:text-properties fo:font-weight="bold"/>
    </style:style>
    <style:style style:name="T2"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V KURUP</text:p>
      <text:p text:style-name="P1"/>
      <text:p text:style-name="P4">Ottaplakkal Neelakandan Velu Kurup (27 May 1931 – 13 February 2016), popularly known as O. N. V. Kurup or simply and endearingly O. N. V., was a renowned Malayalam poet and lyricist from Kerala, India, who won the Jnanpith Award, the highest literary award in India for the year 2007. He received the awards Padma Shri in 1998 and Padma Vibhushan in 2011, the fourth and second highest civilian honours from the Government of India. In 2007 he was awarded an Honorary Doctorate by University of Kerala, Trivandrum. O. N. V. is known for his leftist leaning. He was the Left Democratic Front (LDF) candidate in the Thiruvananthapuram constituency for the Lok Sabha elections in 1989. <text:s/>He died on 13 February 2016.</text:p>
      <text:h text:style-name="P3" text:outline-level="2"><text:bookmark text:name="Poetry"/>Poetry</text:h>
      <text:p text:style-name="Text_20_body">O. N. V.'s first published poem was 'Munnottu' (Forward) which appeared in a local weekly in 1946.<text:bookmark text:name="cite_ref-10"/>[10] His first poetry collection, <text:span text:style-name="T2">Porutunna Soundaryam</text:span>, came out in 1949. He published a book named <text:span text:style-name="T2">Dahikunna Panapatram</text:span> (The Thirsty Chalice) which was a collection of his early poems during 1946–1956.</text:p>
      <text:h text:style-name="P3" text:outline-level="2"><text:bookmark text:name="Lyricist"/>Lyricist</text:h>
      <text:p text:style-name="Text_20_body">In addition to the valuable contributions he had given to the Malayalam literature, he was one of the leading lyricists in Malayalam film/drama/album industry. He was the part of many dramas by Kerala People's Arts Club (KPAC) which has a major remark in the revolutionary movements of Kerala. <text:span text:style-name="T2">Kalam Marunnu</text:span> (1956) was his first film which was also the first film by the famous Malayalam composer G. Devarajan. Since then he has been active in film until date and was honoured with one national award and thirteen state awards (the most by a Malayalee). He has penned about 900 songs<text:bookmark text:name="cite_ref-12"/>[12] in about 232 films and numerous songs for plays and albums. His partnerships with Salil Chowdhury and M. B. Sreenivasan was so popular in Malayalam film industry. He has made many hit songs with popular music directors, including G. Devarajan, V. Dakshiy, M. S. Baburaj, Raveendran, M. K. Arjunan, K. Raghavan, Shyam, Johnson, Mohan Sithara, M. G. Radhakrishnan, S. P. Venkatesh, Ouseppachan, Vidhyadharan etc..</text:p>
      <text:h text:style-name="P3" text:outline-level="2"><text:bookmark text:name="Death"/>Death</text:h>
      <text:p text:style-name="Text_20_body">ONV Kurup died on 13 February 2016, due to age-related ailments at a private hospital in Thiruvananthapuram. He was 84. He was cremated with full state honours at Thycaud Santhikavadam crematorium, which was named by him. At the time of his cremation, 84 singers representing the 84 years of his life, lead by K. J. Yesudas, paid homage to him by singing his poems and songs. He is survived by his wife, children, grandchildren and great-grandchildr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4:51:51.767427171</meta:creation-date>
    <dc:date>2016-05-18T14:55:41.439991403</dc:date>
    <meta:editing-duration>P0D</meta:editing-duration>
    <meta:editing-cycles>1</meta:editing-cycles>
    <meta:document-statistic meta:table-count="0" meta:image-count="0" meta:object-count="0" meta:page-count="1" meta:paragraph-count="8" meta:word-count="414" meta:character-count="2491" meta:non-whitespace-character-count="2084"/>
    <meta:generator>LibreOffice/4.2.7.2$Linux_X86_64 LibreOffice_project/420m0$Build-2</meta:generator>
  </office:meta>
</office:document-meta>
</file>